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fill="solid" draw:fill-color="#cccccc" draw:textarea-vertical-align="top" draw:auto-grow-height="false" fo:min-height="1.518cm" fo:min-width="3.006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cm" fo:min-width="2.7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fill="solid" draw:fill-color="#ff6600" draw:textarea-vertical-align="top" draw:auto-grow-height="false" fo:min-height="1.017cm" fo:min-width="3.34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5cm" fo:min-width="2.71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draw:fill="solid" draw:fill-color="#72bf44" draw:textarea-vertical-align="top" draw:auto-grow-height="false" fo:min-height="1.017cm" fo:min-width="3.34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5cm" fo:min-width="1.36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solid" draw:fill-color="#cccccc" draw:textarea-vertical-align="top" draw:auto-grow-height="false" fo:min-height="1.545cm" fo:min-width="3.05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33cm" fo:min-width="2.79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157cm" fo:min-width="3.814cm" fo:padding-top="0.125cm" fo:padding-bottom="0.125cm" fo:padding-left="0.25cm" fo:padding-right="0.25cm" fo:wrap-option="wra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2cm"/>
    </style:style>
    <style:style style:name="P1" style:family="paragraph">
      <loext:graphic-properties draw:fill="solid" draw:fill-color="#cccccc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P4" style:family="paragraph">
      <loext:graphic-properties draw:fill="solid" draw:fill-color="#ff6600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6pt" style:font-size-asian="16pt" style:font-size-complex="16pt"/>
    </style:style>
    <style:style style:name="P7" style:family="paragraph">
      <loext:graphic-properties draw:fill="solid" draw:fill-color="#72bf44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center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g xml:id="id7" draw:id="id7">
          <draw:custom-shape draw:name="CustomShape 2" draw:style-name="gr1" draw:text-style-name="P1" draw:layer="layout" svg:width="4.956cm" svg:height="2.5cm" svg:x="22.8cm" svg:y="5.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4" draw:style-name="gr2" draw:text-style-name="P3" draw:layer="layout" svg:width="3.249cm" svg:height="0.869cm" svg:x="23.965cm" svg:y="6.162cm">
            <text:p text:style-name="P2"><text:span text:style-name="T1">Actua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2" draw:id="id2">
          <draw:custom-shape draw:name="CustomShape 4" draw:style-name="gr3" draw:text-style-name="P4" draw:layer="layout" svg:width="3.844cm" svg:height="1.266cm" svg:x="6.636cm" svg:y="3.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4" draw:text-style-name="P6" draw:layer="layout" svg:width="3.213cm" svg:height="0.874cm" svg:x="7.11cm" svg:y="3.695cm">
            <text:p text:style-name="P5"><text:span text:style-name="T2">Deman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6" draw:id="id6">
          <draw:custom-shape draw:name="CustomShape 4" draw:style-name="gr3" draw:text-style-name="P4" draw:layer="layout" svg:width="3.844cm" svg:height="1.266cm" svg:x="18.026cm" svg:y="6.0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4" draw:text-style-name="P6" draw:layer="layout" svg:width="3.213cm" svg:height="0.874cm" svg:x="18.5cm" svg:y="6.231cm">
            <text:p text:style-name="P5"><text:span text:style-name="T2">Deman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4" draw:id="id4">
          <draw:custom-shape draw:name="CustomShape 4" draw:style-name="gr5" draw:text-style-name="P7" draw:layer="layout" svg:width="3.844cm" svg:height="1.266cm" svg:x="6.782cm" svg:y="9.1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6" draw:text-style-name="P6" draw:layer="layout" svg:width="1.861cm" svg:height="0.874cm" svg:x="7.756cm" svg:y="9.279cm">
            <text:p text:style-name="P5"><text:span text:style-name="T2">St</text:span><text:span text:style-name="T2">at</text:span><text:span text:style-name="T2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3" draw:id="id3">
          <draw:custom-shape draw:name="CustomShape 2" draw:style-name="gr7" draw:text-style-name="P1" draw:layer="layout" svg:width="5.029cm" svg:height="2.537cm" svg:x="0.183cm" svg:y="8.4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4" draw:style-name="gr8" draw:text-style-name="P3" draw:layer="layout" svg:width="3.297cm" svg:height="0.882cm" svg:x="1.365cm" svg:y="9.157cm">
            <text:p text:style-name="P2"><text:span text:style-name="T1">Sens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1" draw:id="id1">
          <draw:custom-shape draw:name="CustomShape 2" draw:style-name="gr7" draw:text-style-name="P1" draw:layer="layout" svg:width="5.029cm" svg:height="2.537cm" svg:x="0.237cm" svg:y="2.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4" draw:style-name="gr9" draw:text-style-name="P9" draw:layer="layout" svg:width="4.313cm" svg:height="2.406cm" svg:x="0.54cm" svg:y="3.238cm">
            <text:p text:style-name="P8"><text:span text:style-name="T2">Open-Loop 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5" draw:id="id5">
          <draw:custom-shape draw:name="CustomShape 2" draw:style-name="gr7" draw:text-style-name="P1" draw:layer="layout" svg:width="5.029cm" svg:height="2.537cm" svg:x="12cm" svg:y="5.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4" draw:style-name="gr9" draw:text-style-name="P9" draw:layer="layout" svg:width="4.313cm" svg:height="2.406cm" svg:x="12.303cm" svg:y="5.788cm">
            <text:p text:style-name="P8"><text:span text:style-name="T2">Closed-Loop Controll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10" draw:text-style-name="P10" draw:layer="layout" draw:type="line" svg:x1="5.266cm" svg:y1="4.197cm" svg:x2="6.636cm" svg:y2="4.193cm" draw:start-shape="id1" draw:start-glue-point="1" draw:end-shape="id2" draw:end-glue-point="3" svg:d="M5266 4197l1370-4" svg:viewBox="0 0 1371 5">
          <text:p/>
        </draw:connector>
        <draw:connector draw:style-name="gr10" draw:text-style-name="P10" draw:layer="layout" draw:type="line" svg:x1="5.212cm" svg:y1="9.753cm" svg:x2="6.782cm" svg:y2="9.777cm" draw:start-shape="id3" draw:start-glue-point="1" draw:end-shape="id4" draw:end-glue-point="3" svg:d="M5212 9753l1570 24" svg:viewBox="0 0 1571 25">
          <text:p/>
        </draw:connector>
        <draw:connector draw:style-name="gr10" draw:text-style-name="P10" draw:layer="layout" draw:type="line" svg:x1="10.48cm" svg:y1="4.193cm" svg:x2="12cm" svg:y2="6.747cm" draw:start-shape="id2" draw:start-glue-point="1" draw:end-shape="id5" svg:d="M10480 4193l1520 2554" svg:viewBox="0 0 1521 2555">
          <text:p/>
        </draw:connector>
        <draw:connector draw:style-name="gr10" draw:text-style-name="P10" draw:layer="layout" draw:type="line" svg:x1="10.626cm" svg:y1="9.777cm" svg:x2="12cm" svg:y2="6.747cm" draw:start-shape="id4" draw:start-glue-point="1" draw:end-shape="id5" draw:end-glue-point="3" svg:d="M10626 9777l1374-3030" svg:viewBox="0 0 1375 3031">
          <text:p/>
        </draw:connector>
        <draw:connector draw:style-name="gr10" draw:text-style-name="P10" draw:layer="layout" draw:type="line" svg:x1="17.029cm" svg:y1="6.747cm" svg:x2="18.026cm" svg:y2="6.729cm" draw:start-shape="id5" draw:start-glue-point="1" draw:end-shape="id6" draw:end-glue-point="3" svg:d="M17029 6747l997-18" svg:viewBox="0 0 998 19">
          <text:p/>
        </draw:connector>
        <draw:connector draw:style-name="gr10" draw:text-style-name="P10" draw:layer="layout" draw:type="line" svg:x1="21.87cm" svg:y1="6.729cm" svg:x2="22.8cm" svg:y2="6.75cm" draw:start-shape="id6" draw:start-glue-point="1" draw:end-shape="id7" draw:end-glue-point="3" svg:d="M21870 6729l930 21" svg:viewBox="0 0 931 22">
          <text:p/>
        </draw:connector>
        <draw:connector draw:style-name="gr11" draw:text-style-name="P10" draw:layer="layout" draw:type="curve" draw:line-skew="0.849cm" svg:x1="25.278cm" svg:y1="8cm" svg:x2="8.704cm" svg:y2="10.41cm" draw:start-shape="id7" draw:start-glue-point="2" draw:end-shape="id4" draw:end-glue-point="2" svg:d="M25278 8000c0 5640-16574 4435-16574 2410" svg:viewBox="0 0 16575 4099">
          <text:p/>
        </draw:connector>
        <draw:connector draw:style-name="gr10" draw:text-style-name="P10" draw:layer="layout" draw:type="curve" draw:line-skew="0.387cm" svg:x1="8.704cm" svg:y1="10.41cm" svg:x2="2.697cm" svg:y2="11.022cm" draw:start-shape="id4" draw:start-glue-point="2" draw:end-shape="id3" draw:end-glue-point="2" svg:d="M8704 10410c0 2250-6007 1944-6007 612" svg:viewBox="0 0 6008 1653">
          <text:p/>
        </draw:connector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20:56:15</meta:creation-date>
    <meta:initial-creator>Levy, Simon</meta:initial-creator>
    <dc:language>en-US</dc:language>
    <dc:date>2021-03-18T02:09:33.501385197</dc:date>
    <meta:editing-cycles>43</meta:editing-cycles>
    <dc:title>PowerPoint Presentation</dc:title>
    <meta:editing-duration>PT1H29M10S</meta:editing-duration>
    <meta:generator>LibreOffice/6.0.7.3$Linux_X86_64 LibreOffice_project/00m0$Build-3</meta:generator>
    <meta:document-statistic meta:object-count="4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